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e4405c"/>
    </style:style>
  </office:automatic-styles>
  <office:body>
    <office:drawing>
      <draw:page draw:name="page1" draw:style-name="dp1" draw:master-page-name="Default">
        <draw:g>
          <draw:glue-point draw:id="4" svg:x="-3.874cm" svg:y="-5cm"/>
          <draw:glue-point draw:id="5" svg:x="5cm" svg:y="-5cm"/>
          <draw:glue-point draw:id="6" svg:x="0.564cm" svg:y="-5cm"/>
          <draw:glue-point draw:id="7" svg:x="-5cm" svg:y="5cm"/>
          <draw:glue-point draw:id="8" svg:x="3.867cm" svg:y="5cm"/>
          <draw:glue-point draw:id="9" svg:x="-0.568cm" svg:y="5cm"/>
          <draw:glue-point draw:id="10" svg:x="-5cm" svg:y="-3.936cm"/>
          <draw:glue-point draw:id="11" svg:x="-5cm" svg:y="0.531cm"/>
          <draw:glue-point draw:id="12" svg:x="5cm" svg:y="3.851cm"/>
          <draw:glue-point draw:id="13" svg:x="5cm" svg:y="-0.575cm"/>
          <draw:glue-point draw:id="14" svg:x="-0.001cm" svg:y="-0.013cm"/>
          <draw:polygon draw:style-name="gr1" draw:layer="layout" svg:width="1.799cm" svg:height="1.787cm" svg:x="0cm" svg:y="0.213cm" svg:viewBox="0 0 1800 1788" draw:points="0,0 0,1788 1800,1788 1800,0">
            <text:p/>
          </draw:polygon>
          <draw:path draw:style-name="gr2" draw:layer="layout" svg:width="1.799cm" svg:height="1.784cm" svg:x="0cm" svg:y="0.213cm" svg:viewBox="0 0 1800 1785" svg:d="m1800 1785v-1785h-1800zm1800 1785z">
            <text:p/>
          </draw:path>
          <draw:polygon draw:style-name="gr3" draw:layer="layout" svg:width="2.029cm" svg:height="0.213cm" svg:x="0cm" svg:y="0cm" svg:viewBox="0 0 2030 214" draw:points="0,214 228,0 2030,0 1800,214">
            <text:p/>
          </draw:polygon>
          <draw:path draw:style-name="gr2" draw:layer="layout" svg:width="2.029cm" svg:height="0.213cm" svg:x="0cm" svg:y="0cm" svg:viewBox="0 0 2030 214" svg:d="m0 214 228-214h1802l-230 214zm-1800 0z">
            <text:p/>
          </draw:path>
          <draw:polygon draw:style-name="gr4" draw:layer="layout" svg:width="0.23cm" svg:height="1.983cm" svg:x="1.799cm" svg:y="0cm" svg:viewBox="0 0 231 1984" draw:points="0,212 231,0 231,1770 0,1984">
            <text:p/>
          </draw:polygon>
          <draw:polygon draw:style-name="gr2" draw:layer="layout" svg:width="0.23cm" svg:height="1.983cm" svg:x="1.799cm" svg:y="0cm" svg:viewBox="0 0 231 1984" draw:points="0,212 231,0 231,1770 0,1984">
            <text:p/>
          </draw:polygon>
          <draw:polygon draw:style-name="gr5" draw:layer="layout" svg:width="0.622cm" svg:height="0.279cm" svg:x="0.082cm" svg:y="0.95cm" svg:viewBox="0 0 623 280" draw:points="623,66 147,66 147,0 0,132 147,280 147,214 623,214">
            <text:p/>
          </draw:polygon>
          <draw:polygon draw:style-name="gr5" draw:layer="layout" svg:width="0.49cm" svg:height="0.491cm" svg:x="0.311cm" svg:y="0.525cm" svg:viewBox="0 0 491 492" draw:points="491,393 147,48 196,0 0,0 0,196 48,146 393,492">
            <text:p/>
          </draw:polygon>
          <draw:polygon draw:style-name="gr5" draw:layer="layout" svg:width="0.277cm" svg:height="0.623cm" svg:x="0.736cm" svg:y="0.295cm" svg:viewBox="0 0 278 624" draw:points="212,624 212,131 278,131 147,0 0,131 64,131 64,624">
            <text:p/>
          </draw:polygon>
          <draw:polygon draw:style-name="gr5" draw:layer="layout" svg:width="0.491cm" svg:height="0.491cm" svg:x="0.948cm" svg:y="0.525cm" svg:viewBox="0 0 492 492" draw:points="98,492 443,146 492,196 492,0 296,0 344,48 0,393">
            <text:p/>
          </draw:polygon>
          <draw:polygon draw:style-name="gr5" draw:layer="layout" svg:width="0.622cm" svg:height="0.279cm" svg:x="1.047cm" svg:y="0.95cm" svg:viewBox="0 0 623 280" draw:points="0,214 491,214 491,280 623,132 491,0 491,66 0,66">
            <text:p/>
          </draw:polygon>
          <draw:polygon draw:style-name="gr5" draw:layer="layout" svg:width="0.491cm" svg:height="0.492cm" svg:x="0.948cm" svg:y="1.164cm" svg:viewBox="0 0 492 493" draw:points="0,98 344,443 296,493 492,476 492,296 443,345 98,0">
            <text:p/>
          </draw:polygon>
          <draw:polygon draw:style-name="gr5" draw:layer="layout" svg:width="0.277cm" svg:height="0.623cm" svg:x="0.736cm" svg:y="1.262cm" svg:viewBox="0 0 278 624" draw:points="64,0 64,493 0,493 147,624 278,493 212,493 212,0">
            <text:p/>
          </draw:polygon>
          <draw:polygon draw:style-name="gr5" draw:layer="layout" svg:width="0.49cm" svg:height="0.492cm" svg:x="0.311cm" svg:y="1.164cm" svg:viewBox="0 0 491 493" draw:points="393,0 48,345 0,296 0,493 196,493 147,443 491,98">
            <text:p/>
          </draw:polygon>
          <draw:polygon draw:style-name="gr6" draw:layer="layout" svg:width="0.621cm" svg:height="0.279cm" svg:x="0.098cm" svg:y="0.967cm" svg:viewBox="0 0 622 280" draw:points="622,65 147,65 147,0 0,131 147,280 147,214 622,214">
            <text:p/>
          </draw:polygon>
          <draw:polygon draw:style-name="gr6" draw:layer="layout" svg:width="0.491cm" svg:height="0.492cm" svg:x="0.327cm" svg:y="0.541cm" svg:viewBox="0 0 492 493" draw:points="492,394 147,48 197,0 0,0 0,197 48,147 393,493">
            <text:p/>
          </draw:polygon>
          <draw:polygon draw:style-name="gr6" draw:layer="layout" svg:width="0.278cm" svg:height="0.623cm" svg:x="0.752cm" svg:y="0.311cm" svg:viewBox="0 0 279 624" draw:points="213,624 213,130 279,130 147,0 0,130 65,130 65,624">
            <text:p/>
          </draw:polygon>
          <draw:polygon draw:style-name="gr6" draw:layer="layout" svg:width="0.491cm" svg:height="0.492cm" svg:x="0.965cm" svg:y="0.541cm" svg:viewBox="0 0 492 493" draw:points="98,493 442,147 492,197 492,0 295,0 344,48 0,394">
            <text:p/>
          </draw:polygon>
          <draw:polygon draw:style-name="gr6" draw:layer="layout" svg:width="0.621cm" svg:height="0.279cm" svg:x="1.064cm" svg:y="0.967cm" svg:viewBox="0 0 622 280" draw:points="0,214 489,214 489,280 622,131 489,0 489,65 0,65">
            <text:p/>
          </draw:polygon>
          <draw:polygon draw:style-name="gr6" draw:layer="layout" svg:width="0.491cm" svg:height="0.491cm" svg:x="0.965cm" svg:y="1.181cm" svg:viewBox="0 0 492 492" draw:points="0,98 344,443 295,492 492,476 492,295 442,344 98,0">
            <text:p/>
          </draw:polygon>
          <draw:polygon draw:style-name="gr6" draw:layer="layout" svg:width="0.278cm" svg:height="0.623cm" svg:x="0.752cm" svg:y="1.279cm" svg:viewBox="0 0 279 624" draw:points="65,0 65,491 0,491 147,624 279,491 213,491 213,0">
            <text:p/>
          </draw:polygon>
          <draw:polygon draw:style-name="gr6" draw:layer="layout" svg:width="0.491cm" svg:height="0.491cm" svg:x="0.327cm" svg:y="1.181cm" svg:viewBox="0 0 492 492" draw:points="393,0 48,344 0,295 0,492 197,492 147,443 492,98">
            <text:p/>
          </draw:polygon>
          <draw:polygon draw:style-name="gr5" draw:layer="layout" svg:width="0.539cm" svg:height="0.541cm" svg:x="0.605cm" svg:y="0.836cm" svg:viewBox="0 0 540 542" draw:points="540,271 538,257 538,243 536,229 534,216 530,202 527,189 522,176 517,164 511,151 505,139 498,127 491,115 482,104 474,94 465,84 455,74 445,65 434,56 424,48 412,41 400,33 388,27 376,22 363,17 350,12 336,8 324,5 310,3 296,1 283,0 269,0 255,0 242,1 229,3 215,5 202,8 189,12 175,17 163,22 151,27 139,33 126,41 114,48 104,56 93,65 83,74 74,84 64,94 56,104 48,115 40,127 33,139 27,151 21,164 16,176 11,189 8,202 5,216 2,229 0,243 0,257 0,271 0,284 0,298 2,312 5,325 8,339 11,352 16,365 21,377 27,390 33,402 40,414 48,426 56,437 64,447 74,457 83,467 93,476 104,485 114,493 126,501 139,507 151,514 163,520 175,525 189,528 202,533 215,536 229,538 242,540 255,541 269,542 283,541 296,540 310,538 324,536 336,533 350,528 363,525 376,520 388,514 400,507 412,501 424,493 434,485 445,476 455,467 465,457 474,447 482,437 491,426 498,414 505,402 511,390 517,377 522,365 527,352 530,339 534,325 536,312 538,298 538,284">
            <text:p/>
          </draw:polygon>
          <draw:polygon draw:style-name="gr6" draw:layer="layout" svg:width="0.539cm" svg:height="0.54cm" svg:x="0.638cm" svg:y="0.869cm" svg:viewBox="0 0 540 541" draw:points="540,270 538,257 537,243 536,229 534,215 530,202 527,189 522,176 518,164 511,151 505,139 498,127 491,115 482,104 473,94 465,84 455,74 445,65 434,56 423,48 412,40 400,34 388,27 375,21 363,16 350,12 337,8 324,5 310,3 297,1 283,0 269,0 255,0 242,1 229,3 215,5 202,8 189,12 175,16 163,21 151,27 138,34 126,40 114,48 104,56 93,65 83,74 74,84 64,94 56,104 48,115 40,127 33,139 27,151 21,164 16,176 12,189 8,202 5,215 2,229 0,243 0,257 0,270 0,284 0,298 2,310 5,324 8,338 12,351 16,364 21,377 27,389 33,402 40,413 48,425 56,436 64,446 74,457 83,466 93,476 104,484 114,492 126,499 138,507 151,513 163,519 175,524 189,528 202,532 215,535 229,537 242,539 255,541 269,541 283,541 297,539 310,537 324,535 337,532 350,528 363,524 375,519 388,513 400,507 412,499 423,492 434,484 445,476 455,466 465,457 473,446 482,436 491,425 498,413 505,402 511,389 518,377 522,364 527,351 530,338 534,324 536,310 537,298 538,284">
            <text:p/>
          </draw:polygon>
          <draw:polygon draw:style-name="gr7" draw:layer="layout" svg:width="0.539cm" svg:height="0.54cm" svg:x="0.621cm" svg:y="0.853cm" svg:viewBox="0 0 540 541" draw:points="540,270 539,256 539,242 537,229 534,215 531,202 528,189 523,176 518,164 512,151 506,139 499,127 491,115 483,104 475,94 466,84 456,74 446,65 435,56 424,48 413,40 400,33 389,27 376,21 363,16 351,11 337,8 325,5 310,2 297,1 283,0 270,0 256,0 243,1 229,2 215,5 202,8 189,11 176,16 163,21 150,27 139,33 126,40 115,48 104,56 94,65 83,74 74,84 64,94 56,104 48,115 40,127 33,139 27,151 21,164 16,176 11,189 8,202 5,215 2,229 0,242 0,256 0,270 0,284 0,298 2,311 5,325 8,338 11,351 16,364 21,376 27,389 33,401 40,413 48,425 56,436 64,446 74,456 83,466 94,475 104,484 115,492 126,500 139,506 150,513 163,519 176,524 189,528 202,532 215,535 229,538 243,539 256,540 270,541 283,540 297,539 310,538 325,535 337,532 351,528 363,524 376,519 389,513 400,506 413,500 424,492 435,484 446,475 456,466 466,456 475,446 483,436 491,425 499,413 506,401 512,389 518,376 523,364 528,351 531,338 534,325 537,311 539,298 539,28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ultilayer switch</dc:title>
    <meta:creation-date>2011-02-07T16:39:39</meta:creation-date>
    <meta:editing-duration>P0D</meta:editing-duration>
    <meta:editing-cycles>1</meta:editing-cycles>
    <meta:document-statistic meta:object-count="26"/>
    <meta:generator>OpenOffice.org/3.3$Linux OpenOffice.org_project/330m20$Build-9567</meta:generator>
  </office:meta>
</office:document-meta>
</file>